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parent-style-name="Heading_201" style:family="paragraph" style:master-page-name="Standard1">
      <style:text-properties fo:color="#000000"/>
    </style:style>
    <style:style style:name="P2" style:parent-style-name="Text_20body" style:family="paragraph">
      <style:text-properties fo:color="#000000"/>
    </style:style>
    <style:style style:name="T1" style:parent-style-name="Text_20body" style:family="text"/>
    <text:list-style style:name="Outline1" style:display-name="Outline">
      <text:list-level-style-bullet text:level="1" text:bullet-char="">
        <style:list-level-properties text:min-label-distance="10.800018709800000pt"/>
      </text:list-level-style-bullet>
      <text:list-level-style-bullet text:level="2" text:bullet-char="">
        <style:list-level-properties text:min-label-distance="10.800018709800000pt"/>
      </text:list-level-style-bullet>
      <text:list-level-style-bullet text:level="3" text:bullet-char="">
        <style:list-level-properties text:min-label-distance="10.800018709800000pt"/>
      </text:list-level-style-bullet>
      <text:list-level-style-bullet text:level="4" text:bullet-char="">
        <style:list-level-properties text:min-label-distance="10.800018709800000pt"/>
      </text:list-level-style-bullet>
      <text:list-level-style-bullet text:level="5" text:bullet-char="">
        <style:list-level-properties text:min-label-distance="10.800018709800000pt"/>
      </text:list-level-style-bullet>
      <text:list-level-style-bullet text:level="6" text:bullet-char="">
        <style:list-level-properties text:min-label-distance="10.800018709800000pt"/>
      </text:list-level-style-bullet>
      <text:list-level-style-bullet text:level="7" text:bullet-char="">
        <style:list-level-properties text:min-label-distance="10.800018709800000pt"/>
      </text:list-level-style-bullet>
      <text:list-level-style-bullet text:level="8" text:bullet-char="">
        <style:list-level-properties text:min-label-distance="10.800018709800000pt"/>
      </text:list-level-style-bullet>
      <text:list-level-style-bullet text:level="9" text:bullet-char="">
        <style:list-level-properties text:min-label-distance="10.800018709800000pt"/>
      </text:list-level-style-bullet>
      <text:list-level-style-bullet text:level="10" text:bullet-char="">
        <style:list-level-properties text:min-label-distance="10.800018709800000pt"/>
      </text:list-level-style-bullet>
    </text:list-style>
    <text:list-style style:name="L11" style:display-name="L1">
      <text:list-level-style-number text:level="1" style:num-suffix="." text:start-value="1" style:num-format="1">
        <style:list-level-properties text:space-before="18.000031183000001pt" text:min-label-width="18.000031183000001pt"/>
      </text:list-level-style-number>
      <text:list-level-style-number text:level="2" style:num-suffix="." text:start-value="1" style:num-format="1">
        <style:list-level-properties text:space-before="36.000062366000002pt" text:min-label-width="18.000031183000001pt"/>
      </text:list-level-style-number>
      <text:list-level-style-number text:level="3" style:num-suffix="." text:start-value="1" style:num-format="1">
        <style:list-level-properties text:space-before="54.000093548999999pt" text:min-label-width="18.000031183000001pt"/>
      </text:list-level-style-number>
      <text:list-level-style-number text:level="4" style:num-suffix="." text:start-value="1" style:num-format="1">
        <style:list-level-properties text:space-before="72.000124732000003pt" text:min-label-width="18.000031183000001pt"/>
      </text:list-level-style-number>
      <text:list-level-style-number text:level="5" style:num-suffix="." text:start-value="1" style:num-format="1">
        <style:list-level-properties text:space-before="90.000155914999993pt" text:min-label-width="18.000031183000001pt"/>
      </text:list-level-style-number>
      <text:list-level-style-number text:level="6" style:num-suffix="." text:start-value="1" style:num-format="1">
        <style:list-level-properties text:space-before="108.000187097999998pt" text:min-label-width="18.000031183000001pt"/>
      </text:list-level-style-number>
      <text:list-level-style-number text:level="7" style:num-suffix="." text:start-value="1" style:num-format="1">
        <style:list-level-properties text:space-before="126.000218281000002pt" text:min-label-width="18.000031183000001pt"/>
      </text:list-level-style-number>
      <text:list-level-style-number text:level="8" style:num-suffix="." text:start-value="1" style:num-format="1">
        <style:list-level-properties text:space-before="144.000249464000007pt" text:min-label-width="18.000031183000001pt"/>
      </text:list-level-style-number>
      <text:list-level-style-number text:level="9" style:num-suffix="." text:start-value="1" style:num-format="1">
        <style:list-level-properties text:space-before="162.000280646999983pt" text:min-label-width="18.000031183000001pt"/>
      </text:list-level-style-number>
      <text:list-level-style-number text:level="10" style:num-suffix="." text:start-value="1" style:num-format="1">
        <style:list-level-properties text:space-before="180.000311829999987pt" text:min-label-width="18.000031183000001pt"/>
      </text:list-level-style-number>
    </text:list-style>
  </office:automatic-styles>
  <office:body>
    <office:text>
      <delta:tracked-changes>
        <delta:change-transaction delta:change-id="F">
          <delta:change-info>
            <dc:creator>John Smith</dc:creator>
            <dc:date>2010-06-23T12:00:00</dc:date>
          </delta:change-info>
        </delta:change-transaction>
      </delta:tracked-changes>
      <text:h text:outline-level="1" text:style-name="P1">Restarted List Numbering Removed</text:h>
      <text:p text:style-name="P2">In this example, the second item in the following list initially has numbering restarted so that it is numbered '1'. This will be removed, causing an attribute deletion on the list item element.</text:p>
      <text:list text:style-name="L11">
        <text:list-item>
          <text:p text:style-name="P2">First list item, numbered 1</text:p>
        </text:list-item>
        <text:list-item ac:change001="F,remove,text:start-value,1">
          <text:p text:style-name="P2"><text:span text:style-name="T1">Second list item, initially numbered 1 due to restarted numbering which will be removed to make it numbered 2</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padding-top="0.000000000000000pt" style:tab-stop-distance="35.461478755799995pt" style:writing-mode="page"/>
      <style:text-properties fo:country="GB" fo:font-family="Times New Roman" fo:font-size="12.000000000000000pt" fo:language="en" style:letter-kerning="true"/>
    </style:default-style>
    <style:style style:name="Standard" style:display-name="Standard" style:family="paragraph">
      <style:paragraph-properties fo:padding-top="0.000000000000000pt" style:tab-stop-distance="35.461478755799995pt" style:writing-mode="page"/>
      <style:text-properties fo:country="GB" fo:font-family="Times New Roman" fo:font-size="12.000000000000000pt" fo:language="en" style:letter-kerning="true"/>
    </style:style>
    <style:style style:name="Heading_201" style:default-outline-level="1" style:display-name="Heading 1" style:family="paragraph" style:next-style-name="Text_20body">
      <style:paragraph-properties fo:margin-bottom="6.009459229600000pt" fo:margin-top="11.990571953400000pt" fo:padding-top="0.000000000000000pt" style:tab-stop-distance="35.461478755799995pt" style:writing-mode="page"/>
      <style:text-properties fo:country="GB" fo:font-family="Arial" fo:font-size="16.099999999999998pt" fo:font-weight="bold" fo:language="en" style:letter-kerning="true"/>
    </style:style>
    <style:style style:name="Heading" style:display-name="Heading" style:family="paragraph" style:next-style-name="Text_20body">
      <style:paragraph-properties fo:margin-bottom="6.009459229600000pt" fo:margin-top="11.990571953400000pt" fo:padding-top="0.000000000000000pt" style:tab-stop-distance="35.461478755799995pt" style:writing-mode="page"/>
      <style:text-properties fo:country="GB" fo:font-family="Arial" fo:font-size="14.000000000000000pt" fo:language="en" style:letter-kerning="true"/>
    </style:style>
    <style:style style:name="Text_20body" style:display-name="Text body" style:family="paragraph">
      <style:paragraph-properties fo:margin-bottom="6.009459229600000pt" fo:margin-top="0.000000000000000pt" fo:padding-top="0.000000000000000pt" style:tab-stop-distance="35.461478755799995pt" style:writing-mode="page"/>
      <style:text-properties fo:country="GB" fo:font-family="Times New Roman" fo:font-size="12.000000000000000pt" fo:language="en" style:letter-kerning="true"/>
    </style:style>
    <style:style style:name="List" style:display-name="List" style:family="paragraph">
      <style:paragraph-properties fo:margin-bottom="6.009459229600000pt" fo:margin-top="0.000000000000000pt" fo:padding-top="0.000000000000000pt" style:tab-stop-distance="35.461478755799995pt" style:writing-mode="page"/>
      <style:text-properties fo:country="GB" fo:font-family="Times New Roman" fo:font-size="12.000000000000000pt" fo:language="en" style:letter-kerning="true"/>
    </style:style>
    <style:style style:name="Index" style:display-name="Index" style:family="paragraph">
      <style:paragraph-properties fo:padding-top="0.000000000000000pt" style:tab-stop-distance="35.461478755799995pt" style:writing-mode="page"/>
      <style:text-properties fo:country="GB" fo:font-family="Times New Roman" fo:font-size="12.000000000000000pt" fo:language="en" style:letter-kerning="true"/>
    </style:style>
    <style:style style:name="Caption" style:display-name="Caption" style:family="paragraph">
      <style:paragraph-properties fo:margin-bottom="6.009459229600000pt" fo:margin-top="6.009459229600000pt" fo:padding-top="0.000000000000000pt" style:tab-stop-distance="35.461478755799995pt" style:writing-mode="page"/>
      <style:text-properties fo:country="GB" fo:font-family="Times New Roman" fo:font-size="12.000000000000000pt" fo:font-style="italic" fo:language="en" style:letter-kerning="true"/>
    </style:style>
    <style:style style:name="Numbering_20Symbols" style:display-name="Numbering Symbols" style:family="text"/>
  </office:styles>
  <office:automatic-styles>
    <style:page-layout style:name="pm1" style:page-usage="all">
      <style:page-layout-properties fo:margin="56.693011599999998pt" fo:padding="0.000000000000000pt" fo:page-height="841.891222259999950pt" fo:page-width="595.304968305800003pt" style:print-orientation="portrait">
    
   </style:page-layout-properties>
    </style:page-layout>
  </office:automatic-styles>
  <office:master-styles>
    <style:master-page style:name="Standard1"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3 Beta 4</meta:generator>
    <dc:title/>
    <meta:initial-creator>Tristan Mitchell</meta:initial-creator>
    <meta:editing-cycles>1</meta:editing-cycles>
    <dc:date>2011-01-28T18:07:40</dc:date>
    <meta:creation-date>2010-06-23T12:09:02</meta:creation-date>
    <dc:creator>Tristan Mitchell</dc:creator>
  </office:meta>
</office:document-meta>
</file>